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Heading_20_1">
      <style:text-properties style:font-name="Verdana" fo:font-weight="normal" style:font-weight-asian="normal" style:font-weight-complex="normal"/>
    </style:style>
    <style:style style:name="T1" style:family="text">
      <style:text-properties style:font-name="Verdana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Kodestandard</text:h>
      <text:list xml:id="list30443996" text:style-name="L1">
        <text:list-item>
          <text:p text:style-name="P1"><text:span text:style-name="T1">Alt i selve koden skal foregå på engelsk, klasser, variabelnavne, metoder, kommentarer og så videre.</text:span></text:p>
        </text:list-item>
        <text:list-item>
          <text:p text:style-name="P1"><text:span text:style-name="T1">Lav kobling og høj samhørighed.</text:span></text:p>
        </text:list-item>
        <text:list-item>
          <text:p text:style-name="P1"><text:span text:style-name="T1">Sigende variabel- og metodenavne.</text:span></text:p>
        </text:list-item>
        <text:list-item>
          <text:p text:style-name="P1"><text:span text:style-name="T1">Turborg altid på ny linje, eks:</text:span></text:p>
          <text:p text:style-name="P1"><text:span text:style-name="T1">if(bla bla)</text:span></text:p>
          <text:p text:style-name="P1"><text:span text:style-name="T1">{</text:span></text:p>
          <text:list>
            <text:list-header>
              <text:p text:style-name="P1"><text:span text:style-name="T1">...</text:span></text:p>
            </text:list-header>
          </text:list>
          <text:p text:style-name="P1"><text:span text:style-name="T1">}</text:span></text:p>
        </text:list-item>
        <text:list-item>
          <text:p text:style-name="P1"><text:span text:style-name="T1">Indrykning som standard.</text:span></text:p>
        </text:list-item>
        <text:list-item>
          <text:p text:style-name="P1"><text:span text:style-name="T1">Alt koden skal testes inden commit.</text:span></text:p>
        </text:list-item>
      </text:list>
      <text:p text:style-name="Text_20_body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1T10:31:52.02</meta:creation-date>
    <dc:date>2011-04-11T10:44:13.58</dc:date>
    <meta:editing-duration>PT12M21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11" meta:word-count="55" meta:character-count="292"/>
  </office:meta>
</office:document-meta>
</file>